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Helvetica" svg:font-family="Helvetica, Arial, sans-serif"/>
    <style:font-face style:name="Monaco" svg:font-family="Monaco, 'Lucida Console', monospace"/>
    <style:font-face style:name="OpenSymbol" svg:font-family="OpenSymbol"/>
    <style:font-face style:name="Roboto-Regular-webfont" svg:font-family="Roboto-Regular-webfont"/>
    <style:font-face style:name="Source Sans Pro" svg:font-family="'Source Sans Pro', sans-serif"/>
    <style:font-face style:name="Times New Roman" svg:font-family="'Times New Roman'"/>
    <style:font-face style:name="arial" svg:font-family="arial, sans-serif"/>
    <style:font-face style:name="sans-serif" svg:font-family="sans-serif"/>
    <style:font-face style:name="FreeSans" svg:font-family="FreeSans" style:font-family-generic="swiss"/>
    <style:font-face style:name="Symbol" svg:font-family="Symbol" style:font-family-generic="swiss"/>
    <style:font-face style:name="TimesNewRomanPS-ItalicMT" svg:font-family="TimesNewRomanPS-ItalicMT" style:font-family-generic="swiss"/>
    <style:font-face style:name="TimesNewRomanPSMT" svg:font-family="TimesNewRomanPSMT" style:font-family-generic="swiss"/>
    <style:font-face style:name="TrebuchetMS" svg:font-family="Trebuchet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Pied_20_de_20_page">
      <style:text-properties fo:language="fr" fo:country="FR"/>
    </style:style>
    <style:style style:name="P2" style:family="paragraph" style:parent-style-name="Standard">
      <style:paragraph-properties fo:text-align="center" style:justify-single-word="false"/>
      <style:text-properties fo:font-size="20pt" fo:language="fr" fo:country="FR" style:font-size-asian="20pt" style:font-size-complex="2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language="fr" fo:country="FR"/>
    </style:style>
    <style:style style:name="P5" style:family="paragraph" style:parent-style-name="Standard">
      <style:paragraph-properties fo:text-align="center" style:justify-single-word="false"/>
      <style:text-properties fo:font-size="36pt" fo:language="fr" fo:country="FR"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26pt" fo:language="fr" fo:country="FR" style:font-size-asian="26pt" style:font-size-complex="26pt"/>
    </style:style>
    <style:style style:name="P7" style:family="paragraph" style:parent-style-name="Standard">
      <style:paragraph-properties fo:text-align="center" style:justify-single-word="false"/>
      <style:text-properties fo:color="#999999" fo:font-size="26pt" fo:language="fr" fo:country="FR" style:font-size-asian="26pt" style:font-size-complex="26pt"/>
    </style:style>
    <style:style style:name="P8" style:family="paragraph" style:parent-style-name="Standard">
      <style:text-properties fo:font-size="16pt" fo:language="fr" fo:country="FR" style:font-size-asian="16pt" style:font-size-complex="16pt"/>
    </style:style>
    <style:style style:name="P9" style:family="paragraph" style:parent-style-name="Standard">
      <style:text-properties fo:font-size="16pt" fo:language="fr" fo:country="FR" fo:font-weight="bold" style:font-size-asian="16pt" style:font-weight-asian="bold" style:font-size-complex="16pt" style:font-weight-complex="bold"/>
    </style:style>
    <style:style style:name="P10" style:family="paragraph" style:parent-style-name="Standard">
      <style:text-properties fo:font-size="13pt" fo:language="fr" fo:country="FR" style:font-size-asian="13pt" style:font-size-complex="13pt"/>
    </style:style>
    <style:style style:name="P11" style:family="paragraph" style:parent-style-name="Standard">
      <style:text-properties fo:font-size="13pt" fo:language="fr" fo:country="FR" fo:font-weight="bold" style:font-size-asian="13pt" style:font-weight-asian="bold" style:font-size-complex="13pt" style:font-weight-complex="bold"/>
    </style:style>
    <style:style style:name="P12" style:family="paragraph" style:parent-style-name="Standard">
      <style:text-properties fo:font-size="13pt" fo:language="fr" fo:country="FR" fo:font-weight="normal" style:font-size-asian="13pt" style:font-weight-asian="normal" style:font-size-complex="13pt" style:font-weight-complex="normal"/>
    </style:style>
    <style:style style:name="P13" style:family="paragraph" style:parent-style-name="Standard">
      <style:text-properties fo:color="#000000" fo:font-size="12pt" fo:language="fr" fo:country="FR" style:text-underline-style="none" style:font-size-asian="12pt" style:font-size-complex="12pt"/>
    </style:style>
    <style:style style:name="P14" style:family="paragraph" style:parent-style-name="Standard">
      <style:text-properties fo:color="#000000" fo:font-size="12pt" fo:language="fr" fo:country="FR" style:text-underline-style="none" fo:font-weight="bold" style:font-size-asian="12pt" style:font-weight-asian="bold" style:font-size-complex="12pt" style:font-weight-complex="bold"/>
    </style:style>
    <style:style style:name="P15" style:family="paragraph" style:parent-style-name="Standard">
      <style:text-properties fo:color="#000000" fo:font-size="12pt" fo:language="fr" fo:country="FR" style:text-underline-style="none" fo:font-weight="normal" style:font-size-asian="12pt" style:font-weight-asian="normal" style:font-size-complex="12pt" style:font-weight-complex="normal"/>
    </style:style>
    <style:style style:name="P16" style:family="paragraph" style:parent-style-name="Standard">
      <style:paragraph-properties fo:text-align="start" style:justify-single-word="false" style:text-autospace="none"/>
      <style:text-properties fo:color="#000000" style:font-name="TimesNewRomanPSMT" fo:font-size="10pt" style:font-name-asian="TimesNewRomanPSMT" style:font-size-asian="10pt" style:font-name-complex="TimesNewRomanPSMT" style:font-size-complex="10pt"/>
    </style:style>
    <style:style style:name="P17" style:family="paragraph" style:parent-style-name="Standard">
      <style:paragraph-properties fo:text-align="start" style:justify-single-word="false" style:text-autospace="none"/>
      <style:text-properties fo:color="#000000" style:font-name="TimesNewRomanPSMT" fo:font-size="12pt" style:font-name-asian="TimesNewRomanPSMT" style:font-size-asian="12pt" style:font-name-complex="TimesNewRomanPSMT" style:font-size-complex="12pt"/>
    </style:style>
    <style:style style:name="P18" style:family="paragraph" style:parent-style-name="Standard">
      <style:text-properties fo:font-size="12pt" fo:language="fr" fo:country="FR" fo:font-weight="bold" style:font-size-asian="12pt" style:font-weight-asian="bold" style:font-size-complex="12pt" style:font-weight-complex="bold"/>
    </style:style>
    <style:style style:name="P19" style:family="paragraph" style:parent-style-name="Standard">
      <style:text-properties fo:font-size="12pt" fo:language="fr" fo:country="FR" fo:font-weight="normal" style:font-size-asian="12pt" style:font-weight-asian="normal" style:font-size-complex="12pt" style:font-weight-complex="normal"/>
    </style:style>
    <style:style style:name="P20" style:family="paragraph" style:parent-style-name="Standard">
      <style:text-properties fo:font-size="12pt" fo:language="fr" fo:country="FR" style:text-underline-style="none" fo:font-weight="normal" style:font-size-asian="12pt" style:font-weight-asian="normal" style:font-size-complex="12pt" style:font-weight-complex="normal"/>
    </style:style>
    <style:style style:name="P21" style:family="paragraph" style:parent-style-name="Standard">
      <style:text-properties fo:font-size="12pt" fo:language="fr" fo:country="FR" style:text-underline-style="none" fo:font-weight="bold" style:font-size-asian="12pt" style:font-weight-asian="bold" style:font-size-complex="12pt" style:font-weight-complex="bold"/>
    </style:style>
    <style:style style:name="P22" style:family="paragraph" style:parent-style-name="Standard">
      <style:text-properties fo:font-size="12pt" fo:language="fr" fo:country="FR" style:font-size-asian="12pt" style:font-size-complex="12pt"/>
    </style:style>
    <style:style style:name="P23" style:family="paragraph" style:parent-style-name="Standard">
      <style:text-properties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P24" style:family="paragraph" style:parent-style-name="Standard">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25" style:family="paragraph" style:parent-style-name="Standard">
      <style:text-properties fo:font-variant="normal" fo:text-transform="none" fo:color="#000000" style:font-name="sans-serif" fo:font-size="12pt" fo:letter-spacing="normal" fo:language="fr" fo:country="FR" fo:font-style="normal" fo:font-weight="normal" style:font-size-asian="12pt" style:font-weight-asian="normal" style:font-size-complex="12pt" style:font-weight-complex="normal"/>
    </style:style>
    <style:style style:name="P26" style:family="paragraph" style:parent-style-name="Standard">
      <style:text-properties fo:font-variant="normal" fo:text-transform="none" fo:color="#000000" style:font-name="Monaco" fo:font-size="12pt" fo:letter-spacing="normal" fo:language="fr" fo:country="FR" fo:font-style="normal" fo:font-weight="normal" fo:background-color="#ffffcc" style:font-size-asian="12pt" style:font-weight-asian="normal" style:font-size-complex="12pt" style:font-weight-complex="normal"/>
    </style:style>
    <style:style style:name="P27" style:family="paragraph" style:parent-style-name="Standard">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P28" style:family="paragraph" style:parent-style-name="Standard">
      <style:text-properties fo:font-variant="normal" fo:text-transform="none" fo:color="#000000" style:font-name="Helvetica" fo:font-size="12pt" fo:letter-spacing="normal" fo:language="fr" fo:country="FR" fo:font-style="normal" fo:font-weight="normal" style:font-size-asian="12pt" style:font-weight-asian="normal" style:font-size-complex="12pt" style:font-weight-complex="normal"/>
    </style:style>
    <style:style style:name="P29" style:family="paragraph" style:parent-style-name="Standard">
      <style:text-properties fo:font-variant="normal" fo:text-transform="none" fo:color="#000000" style:font-name="Times New Roman" fo:font-size="12pt" fo:letter-spacing="normal" fo:font-style="normal" fo:font-weight="normal"/>
    </style:style>
    <style:style style:name="P30" style:family="paragraph" style:parent-style-name="Standard">
      <style:text-properties fo:font-variant="normal" fo:text-transform="none" fo:color="#f8f8f8" style:font-name="Monaco" fo:font-size="12pt" fo:letter-spacing="normal" fo:language="fr" fo:country="FR" fo:font-style="normal" fo:font-weight="normal" fo:background-color="#000000" style:font-size-asian="12pt" style:font-weight-asian="normal" style:font-size-complex="12pt" style:font-weight-complex="normal"/>
    </style:style>
    <style:style style:name="P31" style:family="paragraph" style:parent-style-name="Standard">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32" style:family="paragraph" style:parent-style-name="Standard">
      <style:text-properties fo:font-variant="normal" fo:text-transform="none" fo:color="#333333" style:font-name="Monaco" fo:font-size="12pt" fo:letter-spacing="normal" fo:language="fr" fo:country="FR" fo:font-style="normal" fo:font-weight="bold" fo:background-color="#ffffff" style:font-size-asian="12pt" style:font-weight-asian="bold" style:font-size-complex="12pt" style:font-weight-complex="bold"/>
    </style:style>
    <style:style style:name="P33" style:family="paragraph" style:parent-style-name="Standard">
      <style:text-properties fo:font-variant="normal" fo:text-transform="none" fo:color="#333333" style:font-name="Monaco" fo:font-size="10pt" fo:letter-spacing="normal" fo:language="fr" fo:country="FR" fo:font-style="normal" fo:font-weight="bold" fo:background-color="#ffffff" style:font-size-asian="10pt" style:font-weight-asian="bold" style:font-size-complex="10pt" style:font-weight-complex="bold"/>
    </style:style>
    <style:style style:name="P34" style:family="paragraph" style:parent-style-name="Standard">
      <style:text-properties fo:font-variant="normal" fo:text-transform="none" fo:color="#333333" style:font-name="Monaco" fo:font-size="10pt" fo:letter-spacing="normal" fo:language="fr" fo:country="FR" fo:font-style="normal" fo:font-weight="normal" fo:background-color="#ffffff" style:font-size-asian="10pt" style:font-weight-asian="normal" style:font-size-complex="10pt" style:font-weight-complex="normal"/>
    </style:style>
    <style:style style:name="P35" style:family="paragraph" style:parent-style-name="Standard">
      <style:text-properties fo:font-variant="normal" fo:text-transform="none" fo:color="#545454" style:font-name="arial" fo:font-size="12pt" fo:letter-spacing="normal" fo:language="fr" fo:country="FR" fo:font-style="normal" fo:font-weight="normal" style:font-size-asian="12pt" style:font-weight-asian="normal" style:font-size-complex="12pt" style:font-weight-complex="normal"/>
    </style:style>
    <style:style style:name="P36" style:family="paragraph" style:parent-style-name="Standard">
      <style:text-properties fo:color="#9a3300" style:font-name="TrebuchetMS" fo:font-size="16pt" fo:language="fr" fo:country="FR" style:font-name-asian="TrebuchetMS" style:font-size-asian="16pt" style:font-name-complex="TrebuchetMS" style:font-size-complex="16pt"/>
    </style:style>
    <style:style style:name="P37" style:family="paragraph" style:parent-style-name="Standard">
      <style:text-properties fo:color="#9a3300" style:font-name="TimesNewRomanPSMT" fo:font-size="12pt" fo:language="fr" fo:country="FR" style:font-name-asian="TimesNewRomanPSMT" style:font-size-asian="12pt" style:font-name-complex="TimesNewRomanPSMT" style:font-size-complex="12pt"/>
    </style:style>
    <style:style style:name="P38" style:family="paragraph" style:parent-style-name="Standard">
      <style:paragraph-properties style:text-autospace="none"/>
      <style:text-properties fo:color="#9a3300" style:font-name="TimesNewRomanPSMT" fo:font-size="14pt" style:text-underline-style="none" style:font-name-asian="TimesNewRomanPSMT" style:font-size-asian="14pt" style:font-name-complex="TimesNewRomanPSMT" style:font-size-complex="14pt"/>
    </style:style>
    <style:style style:name="P39" style:family="paragraph" style:parent-style-name="Standard">
      <style:paragraph-properties style:text-autospace="none"/>
      <style:text-properties fo:color="#9a3300" style:font-name="TimesNewRomanPSMT" fo:font-size="14pt" style:font-name-asian="TimesNewRomanPSMT" style:font-size-asian="14pt" style:font-name-complex="TimesNewRomanPSMT" style:font-size-complex="14pt"/>
    </style:style>
    <style:style style:name="P40" style:family="paragraph" style:parent-style-name="Standard">
      <style:paragraph-properties fo:text-align="start" style:justify-single-word="false" style:text-autospace="none"/>
      <style:text-properties style:font-name="TimesNewRomanPSMT" fo:font-size="10pt" style:font-name-asian="TimesNewRomanPSMT" style:font-size-asian="10pt" style:font-name-complex="TimesNewRomanPSMT" style:font-size-complex="10pt"/>
    </style:style>
    <style:style style:name="P41"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42"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43" style:family="paragraph" style:parent-style-name="Standard">
      <style:paragraph-properties style:text-autospace="none"/>
      <style:text-properties style:font-name="TimesNewRomanPSMT" fo:font-size="12pt" style:text-underline-style="none" style:font-name-asian="TimesNewRomanPSMT" style:font-size-asian="12pt" style:font-name-complex="TimesNewRomanPSMT" style:font-size-complex="12pt"/>
    </style:style>
    <style:style style:name="P44" style:family="paragraph" style:parent-style-name="Standard">
      <style:paragraph-properties fo:break-before="page"/>
      <style:text-properties fo:font-size="13pt" fo:language="fr" fo:country="FR" fo:font-weight="bold" style:font-size-asian="13pt" style:font-weight-asian="bold" style:font-size-complex="13pt" style:font-weight-complex="bold"/>
    </style:style>
    <style:style style:name="P45" style:family="paragraph" style:parent-style-name="Standard">
      <style:paragraph-properties fo:break-before="page"/>
      <style:text-properties fo:font-size="13pt" fo:language="fr" fo:country="FR" style:font-size-asian="13pt" style:font-size-complex="13pt"/>
    </style:style>
    <style:style style:name="P46" style:family="paragraph" style:parent-style-name="Standard">
      <style:paragraph-properties fo:break-before="page"/>
      <style:text-properties fo:font-size="13pt" fo:language="fr" fo:country="FR" fo:font-weight="normal" style:font-size-asian="13pt" style:font-weight-asian="normal" style:font-size-complex="13pt" style:font-weight-complex="normal"/>
    </style:style>
    <style:style style:name="P47" style:family="paragraph" style:parent-style-name="Standard">
      <style:paragraph-properties fo:break-before="page"/>
      <style:text-properties fo:font-size="12pt" fo:language="fr" fo:country="FR" fo:font-weight="normal" style:font-size-asian="12pt" style:font-weight-asian="normal" style:font-size-complex="12pt" style:font-weight-complex="normal"/>
    </style:style>
    <style:style style:name="P48" style:family="paragraph" style:parent-style-name="Standard">
      <style:paragraph-properties fo:break-before="page"/>
      <style:text-properties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49" style:family="paragraph" style:parent-style-name="Standard">
      <style:paragraph-properties fo:break-before="page"/>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50" style:family="paragraph" style:parent-style-name="Text_20_body">
      <style:paragraph-properties fo:margin-left="1.94cm" fo:margin-right="1.94cm" fo:text-indent="0cm" style:auto-text-indent="false"/>
    </style:style>
    <style:style style:name="P51" style:family="paragraph" style:parent-style-name="Standard" style:master-page-name="MP0">
      <style:paragraph-properties fo:text-align="center" style:justify-single-word="false" style:page-number="auto" fo:break-before="page"/>
      <style:text-properties fo:font-size="20pt" fo:language="fr" fo:country="FR" style:font-size-asian="20pt" style:font-size-complex="20pt"/>
    </style:style>
    <style:style style:name="P52" style:family="paragraph" style:parent-style-name="Standard" style:list-style-name="L1">
      <style:text-properties fo:font-variant="normal" fo:text-transform="none" fo:color="#333333" style:font-name="Monaco" fo:font-size="10pt" fo:letter-spacing="normal" fo:language="fr" fo:country="FR" fo:font-style="normal" fo:font-weight="bold" fo:background-color="#ffffff" style:font-size-asian="10pt" style:font-weight-asian="bold" style:font-size-complex="10pt" style:font-weight-complex="bold"/>
    </style:style>
    <style:style style:name="P53" style:family="paragraph" style:parent-style-name="Standard">
      <style:text-properties fo:font-variant="normal" fo:text-transform="none" fo:color="#333333" style:font-name="Monaco" fo:font-size="10pt" fo:letter-spacing="normal" fo:language="fr" fo:country="FR" fo:font-style="normal" fo:font-weight="normal" fo:background-color="#ffffff" style:font-size-asian="10pt" style:font-weight-asian="normal" style:font-size-complex="10pt" style:font-weight-complex="normal"/>
    </style:style>
    <style:style style:name="P54" style:family="paragraph" style:parent-style-name="Standard" style:list-style-name="L1">
      <style:text-properties fo:font-variant="normal" fo:text-transform="none" fo:color="#333333" style:font-name="Monaco" fo:font-size="10pt" fo:letter-spacing="normal" fo:language="fr" fo:country="FR" fo:font-style="normal" fo:font-weight="normal" fo:background-color="#ffffff" style:font-size-asian="10pt" style:font-weight-asian="normal" style:font-size-complex="10pt" style:font-weight-complex="normal"/>
    </style:style>
    <style:style style:name="P55" style:family="paragraph" style:parent-style-name="Standard" style:list-style-name="L1">
      <style:text-properties fo:font-variant="normal" fo:text-transform="none" fo:color="#333333" style:font-name="Monaco" fo:font-size="12pt" fo:letter-spacing="normal" fo:language="fr" fo:country="FR" fo:font-style="normal" fo:font-weight="normal" fo:background-color="#ffffff" style:font-size-asian="12pt" style:font-weight-asian="normal" style:font-size-complex="12pt" style:font-weight-complex="normal"/>
    </style:style>
    <style:style style:name="P56" style:family="paragraph" style:parent-style-name="Standard">
      <style:text-properties fo:color="#000000" fo:font-size="12pt" fo:language="fr" fo:country="FR" style:text-underline-style="none" style:font-size-asian="12pt" style:font-size-complex="12pt"/>
    </style:style>
    <style:style style:name="P57" style:family="paragraph" style:parent-style-name="Standard" style:list-style-name="L4">
      <style:text-properties fo:color="#000000" fo:font-size="12pt" fo:language="fr" fo:country="FR" style:text-underline-style="none" style:font-size-asian="12pt" style:font-size-complex="12pt"/>
    </style:style>
    <style:style style:name="P58" style:family="paragraph">
      <style:paragraph-properties fo:text-align="center"/>
    </style:style>
    <style:style style:name="P59" style:family="paragraph">
      <style:text-properties fo:color="#009933" fo:font-weight="bold" style:font-weight-asian="bold" style:font-weight-complex="bold"/>
    </style:style>
    <style:style style:name="T1" style:family="text">
      <style:text-properties fo:language="es" fo:country="ES" style:language-asian="es" style:country-asian="ES" style:language-complex="ar" style:country-complex="SA"/>
    </style:style>
    <style:style style:name="T2" style:family="text">
      <style:text-properties fo:font-size="26pt" fo:language="fr" fo:country="FR" style:font-size-asian="26pt" style:font-size-complex="26pt"/>
    </style:style>
    <style:style style:name="T3" style:family="text">
      <style:text-properties fo:color="#000000" fo:font-size="12pt" fo:language="fr" fo:country="FR" style:text-underline-style="none" fo:font-weight="normal" style:font-size-asian="12pt" style:font-weight-asian="normal" style:font-size-complex="12pt" style:font-weight-complex="normal"/>
    </style:style>
    <style:style style:name="T4" style:family="text">
      <style:text-properties fo:color="#000000" fo:font-size="12pt" fo:language="fr" fo:country="FR" fo:font-weight="normal" style:font-size-asian="12pt" style:font-weight-asian="normal" style:font-size-complex="12pt" style:font-weight-complex="normal"/>
    </style:style>
    <style:style style:name="T5" style:family="text">
      <style:text-properties fo:color="#000000" fo:font-size="13pt" fo:language="fr" fo:country="FR" style:text-underline-style="none" fo:font-weight="bold" style:font-size-asian="13pt" style:font-weight-asian="bold" style:font-size-complex="13pt" style:font-weight-complex="bold"/>
    </style:style>
    <style:style style:name="T6" style:family="text">
      <style:text-properties fo:font-weight="normal" style:font-weight-asian="normal" style:font-weight-complex="normal"/>
    </style:style>
    <style:style style:name="T7" style:family="text">
      <style:text-properties fo:font-variant="normal" fo:text-transform="none" fo:color="#000000" style:font-name="Roboto-Regular-webfont" fo:font-size="13pt" fo:letter-spacing="normal" fo:language="fr" fo:country="FR" fo:font-style="normal" fo:font-weight="normal" style:font-size-asian="13pt" style:font-weight-asian="normal" style:font-size-complex="13pt" style:font-weight-complex="normal" loext:padding="0in" loext:border="none"/>
    </style:style>
    <style:style style:name="T8" style:family="text">
      <style:text-properties fo:font-variant="normal" fo:text-transform="none" fo:color="#000000" style:font-name="Roboto-Regular-webfont" fo:font-size="12pt" fo:letter-spacing="normal" fo:language="fr" fo:country="FR" fo:font-style="normal" style:text-underline-style="none" fo:font-weight="normal" style:font-size-asian="12pt" style:font-weight-asian="normal" style:font-size-complex="12pt" style:font-weight-complex="normal"/>
    </style:style>
    <style:style style:name="T9" style:family="text">
      <style:text-properties fo:font-variant="normal" fo:text-transform="none" fo:color="#000000" style:font-name="Roboto-Regular-webfont" fo:font-size="12pt" fo:letter-spacing="normal" fo:language="fr" fo:country="FR" fo:font-style="normal" style:text-underline-style="none" fo:font-weight="normal" style:font-size-asian="12pt" style:font-weight-asian="normal" style:font-size-complex="12pt" style:font-weight-complex="normal" loext:padding="0in" loext:border="none"/>
    </style:style>
    <style:style style:name="T10" style:family="text">
      <style:text-properties fo:font-variant="normal" fo:text-transform="none" fo:color="#000000" style:font-name="Roboto-Regular-webfont" fo:font-size="14pt" fo:letter-spacing="normal" fo:font-style="normal" fo:font-weight="normal" loext:padding="0in" loext:border="none"/>
    </style:style>
    <style:style style:name="T11" style:family="text">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T12" style:family="text">
      <style:text-properties fo:font-variant="normal" fo:text-transform="none" fo:color="#000000" style:font-name="arial" fo:font-size="12pt" fo:letter-spacing="normal" fo:language="fr" fo:country="FR" fo:font-style="normal" fo:font-weight="bold" style:font-size-asian="12pt" style:font-weight-asian="normal" style:font-size-complex="12pt" style:font-weight-complex="normal"/>
    </style:style>
    <style:style style:name="T13" style:family="text">
      <style:text-properties fo:font-variant="normal" fo:text-transform="none" fo:color="#000000" style:font-name="arial" fo:font-size="12pt" fo:letter-spacing="normal" fo:language="fr" fo:country="FR" fo:font-style="normal" fo:font-weight="bold" style:font-size-asian="12pt" style:font-weight-asian="bold" style:font-size-complex="12pt" style:font-weight-complex="bold"/>
    </style:style>
    <style:style style:name="T14" style:family="text">
      <style:text-properties fo:font-variant="normal" fo:text-transform="none" fo:color="#000000" style:font-name="arial" fo:letter-spacing="normal" fo:font-style="normal"/>
    </style:style>
    <style:style style:name="T15" style:family="text">
      <style:text-properties fo:font-variant="normal" fo:text-transform="none" fo:color="#000000" style:font-name="arial" fo:font-size="9.35000038146973pt" fo:letter-spacing="normal" fo:font-style="normal"/>
    </style:style>
    <style:style style:name="T16" style:family="text">
      <style:text-properties fo:font-variant="normal" fo:text-transform="none" fo:color="#000000" fo:font-size="12pt" fo:letter-spacing="normal" fo:language="fr" fo:country="FR" fo:font-weight="normal" style:font-size-asian="12pt" style:font-weight-asian="normal" style:font-size-complex="12pt" style:font-weight-complex="normal"/>
    </style:style>
    <style:style style:name="T17" style:family="text">
      <style:text-properties fo:font-variant="normal" fo:text-transform="none" fo:color="#000000" style:font-name="Helvetica" fo:font-size="12pt" fo:letter-spacing="normal" fo:language="fr" fo:country="FR" fo:font-style="normal" fo:font-weight="normal" style:font-size-asian="12pt" style:font-weight-asian="normal" style:font-size-complex="12pt" style:font-weight-complex="normal"/>
    </style:style>
    <style:style style:name="T18" style:family="text">
      <style:text-properties fo:font-variant="normal" fo:text-transform="none" fo:color="#000000" style:text-line-through-style="none" style:font-name="arial" fo:font-size="12pt" fo:letter-spacing="normal" fo:language="fr" fo:country="FR" fo:font-style="normal" style:text-underline-style="none" fo:font-weight="bold" style:text-blinking="false" style:font-size-asian="12pt" style:font-weight-asian="bold" style:font-size-complex="12pt" style:font-weight-complex="bold" loext:padding-left="0in" loext:padding-right="0in" loext:padding-top="0in" loext:padding-bottom="0.0193in" loext:border-left="none" loext:border-right="none" loext:border-top="none" loext:border-bottom="0.06pt dotted #a2a2a2"/>
    </style:style>
    <style:style style:name="T19" style:family="text">
      <style:text-properties fo:font-variant="normal" fo:text-transform="none" style:font-name="Source Sans Pro" fo:font-size="10.6499996185303pt" fo:letter-spacing="normal" fo:font-style="normal"/>
    </style:style>
    <style:style style:name="T20" style:family="text">
      <style:text-properties fo:font-variant="normal" fo:text-transform="none" fo:letter-spacing="normal"/>
    </style:style>
    <style:style style:name="T21" style:family="text">
      <style:text-properties fo:font-size="12pt" style:font-size-asian="12pt" style:font-size-complex="12pt"/>
    </style:style>
    <style:style style:name="T22" style:family="text">
      <style:text-properties fo:font-size="12pt" fo:font-weight="normal" style:font-size-asian="12pt" style:font-weight-asian="normal" style:font-size-complex="12pt" style:font-weight-complex="normal"/>
    </style:style>
    <style:style style:name="T23" style:family="text">
      <style:text-properties fo:font-size="13pt" fo:language="fr" fo:country="FR" fo:font-weight="bold" style:font-size-asian="13pt" style:font-weight-asian="bold" style:font-size-complex="13pt" style:font-weight-complex="bold"/>
    </style:style>
    <style:style style:name="T24" style:family="text">
      <style:text-properties fo:font-weight="bold" style:font-weight-asian="bold" style:font-weight-complex="bold"/>
    </style:style>
    <style:style style:name="T25" style:family="text">
      <style:text-properties style:font-name="Symbol" style:font-name-asian="Symbol" style:font-name-complex="Symbol"/>
    </style:style>
    <style:style style:name="T26" style:family="text">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T27" style:family="text">
      <style:text-properties style:font-name="TimesNewRomanPS-ItalicMT" fo:font-style="italic" style:font-name-asian="TimesNewRomanPS-ItalicMT" style:font-style-asian="italic" style:font-name-complex="TimesNewRomanPS-ItalicMT" style:font-style-complex="italic"/>
    </style:style>
    <style:style style:name="T28" style:family="text">
      <style:text-properties fo:language="fr" fo:country="FR" style:text-underline-style="none" style:font-size-asian="12pt" style:font-weight-asian="bold" style:font-size-complex="12pt" style:font-weight-complex="bold"/>
    </style:style>
    <style:style style:name="T29" style:family="text">
      <style:text-properties style:font-size-asian="12pt" style:font-size-complex="12pt"/>
    </style:style>
    <style:style style:name="T3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31" style:family="text">
      <style:text-properties style:text-underline-style="solid" style:text-underline-width="auto" style:text-underline-color="font-color"/>
    </style:style>
    <style:style style:name="T32" style:family="text">
      <style:text-properties fo:font-style="italic" style:font-style-asian="italic" style:font-style-complex="italic"/>
    </style:style>
    <style:style style:name="T33" style:family="text">
      <style:text-properties fo:color="#009933" fo:font-weight="bold" style:font-weight-asian="bold"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cm" fo:border="0.002cm solid #0000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44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1.7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1.9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5.468cm" style:run-through="foreground" style:wrap="none"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6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2.4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102cm" draw:marker-start-width="0.452cm" draw:marker-end-width="0.452cm" draw:fill-color="#ff99ff" draw:textarea-horizontal-align="center" draw:textarea-vertical-align="middle" fo:padding-top="0.032cm" fo:padding-bottom="0.032cm" fo:padding-left="0.032cm" fo:padding-right="0.0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152cm" draw:marker-start-width="0.526cm" draw:marker-end-width="0.526cm" draw:fill-color="#ff99ff" draw:textarea-horizontal-align="center" draw:textarea-vertical-align="middle" fo:padding-top="0.056cm" fo:padding-bottom="0.056cm" fo:padding-left="0.056cm" fo:padding-right="0.0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8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fill-color="#00ff66" draw:textarea-horizontal-align="justify" draw:textarea-vertical-align="middle" draw:auto-grow-height="false" fo:min-height="2.723cm" fo:min-width="0.3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svg:stroke-width="0.051cm" draw:marker-start-width="0.376cm" draw:marker-end-width="0.376cm"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9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fill-color="#00ff66" draw:textarea-horizontal-align="justify" draw:textarea-vertical-align="middle" draw:auto-grow-height="false" fo:min-height="2.713cm" fo:min-width="0.3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stroke="none" svg:stroke-color="#000000" draw:fill="none" draw:fill-color="#ffffff" fo:min-height="1.0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auto-grow-height="false" fo:min-height="0.4cm" fo:min-width="12.278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6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none" draw:fill-color="#ffffff" fo:min-height="0.84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Formation : Développeur logiciels informatique</text:p>
      <text:p text:style-name="P2">Session 2016 – 2017</text:p>
      <text:p text:style-name="P3"><draw:frame draw:style-name="fr1" draw:name="Image1" text:anchor-type="paragraph" svg:x="3.815cm" svg:y="0.344cm" svg:width="9.155cm" style:rel-width="scale" svg:height="9.155cm" style:rel-height="scale" draw:z-index="2"><draw:image/></draw:frame><text:span text:style-name="Police_20_par_20_défaut"><text:span text:style-name="T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RAPPORT DE STAGE</text:p>
      <text:p text:style-name="P5"/>
      <text:p text:style-name="P5"/>
      <text:p text:style-name="P3"><draw:frame draw:style-name="fr1" draw:name="Image2" text:anchor-type="paragraph" svg:x="3.609cm" svg:y="2.902cm" svg:width="9.432cm" style:rel-width="scale" svg:height="1.6cm" style:rel-height="scale" draw:z-index="0"><draw:image/></draw:frame><text:span text:style-name="Police_20_par_20_défaut"><text:span text:style-name="T2">ENTREPRISE</text:span></text:span></text:p>
      <text:p text:style-name="P6"/>
      <text:p text:style-name="P6"/>
      <text:p text:style-name="P6"/>
      <text:p text:style-name="P6"/>
      <text:p text:style-name="P6"/>
      <text:p text:style-name="P6"/>
      <text:p text:style-name="P6"/>
      <text:p text:style-name="P7">Sommaire :</text:p>
      <text:p text:style-name="P6"/>
      <text:p text:style-name="P9"><text:soft-page-break/>1. REMERCIEMENTS</text:p>
      <text:p text:style-name="P8"/>
      <text:p text:style-name="P22">Je tenais à remercier tout d'abord <text:s/>: Me SUNDARJEE ( conseillère bilan de compétences GRETA Montpellier ), Me BERTUEL Frédérique (conseillère FONGECIF St Jean De Védas), mon employeur dans le cadre de mon C.I.F. M. Olivier PLANTON ( auto-école EASY-PERMIS ), l’administration du centre de formation de l’AFPA St Jean De Védas qui m’ont orientés, informés et diligenter cette démarche de reconversion professionnelle.</text:p>
      <text:p text:style-name="P22"/>
      <text:p text:style-name="P22">Par la suite , mon formateur M. Noël MAURICE ainsi que <text:s/>son homologue M.Jean-Jacques PAGAN pour leurs enseignements, conseils et expériences professionnelles transmises tout au long de la formation continue.</text:p>
      <text:p text:style-name="P22"><text:s text:c="6"/></text:p>
      <text:p text:style-name="P22"><text:s text:c="2"/>Ma reconnaissance s’adresse aussi à tous mes collègues d’apprentissage : Jérémy, Cyril, Giovani, Karla, Sébastien, Alain, Guillaume, Isabelle, Adrien et Lucien qui m’ont aidés et avec qui j’ai échangé des rapports enrichissant et cordiaux.</text:p>
      <text:p text:style-name="P22"/>
      <text:p text:style-name="P22"><text:s/>Aussi, je salue la patience et les compétences de mon tuteur de stage M. Erwan LAVAREC qui m’a enseigné en situation professionnelle de nombreuses techniques et technologies actuelles. Ainsi qu’aux autres stagiaires et employée de l’entreprise à savoir <text:s/>Julie, Gilles , Robin (EPITEC) et Hugo (EPITEC).</text:p>
      <text:p text:style-name="P22"/>
      <text:p text:style-name="P22">Enfin, je remercie ma femme qui m’a soutenue et encouragée quotidiennement dans cette démarche personnelle et professionnelle.</text:p>
      <text:p text:style-name="P10"/>
      <text:p text:style-name="P10"/>
      <text:p text:style-name="P9">2. INTRODUCTION</text:p>
      <text:p text:style-name="P10"/>
      <text:p text:style-name="P22"><text:tab/>Ayant découvert le monde de l‘informatique dans les années 80 ainsi que mes prémices à la programmation Basic, j’ai toujours été attiré par le développement et la création . C’est à travers mon expérience professionnelle dans le domaine de la formation (enseignement de la conduite automobile ) et un besoin de reconversion laboral que m’est venue l’idée de développer à moyen terme des applications d’apprentissage afin d’optimiser les leçons de conduite. Pour réaliser ce projet , j’ai tout d’abord réalisé un bilan de compétences (GRETA) ainsi qu’une étude de marché concluante autour des personnes en periode d’apprentissage à la conduite. L’étape suivante a été cette formation AFPA de développeur logiciels intense et riche d’enseignements nécessaires au développement de ce projet . </text:p>
      <text:p text:style-name="P22"><text:tab/>Pour compléter et valider ce cursus, j’ai effectué un stage dans une jeune entreprise dédiée au développement d'application E-santé regroupant des applications webs <text:s/></text:p>
      <text:p text:style-name="P10"><text:tab/></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text:soft-page-break/></text:p>
      <text:p text:style-name="P11">3. <text:s/>ABSTRACT</text:p>
      <text:p text:style-name="P11"/>
      <text:p text:style-name="P13">“Symbio santé” is a society of service dedicated to create web application providing customized , intuitive web services for customers and professional health environment. For instance, software which allows to anyone <text:s/>looking for doctor nearby his location . In my project of intership, my challenge was to create web page accounting for professionnal health like doctor, clinician . My technical purpose was to create several web pages components using HTML, CSS, Jquery, JavaScript which handle data input of counts. Those informations must have been stored through a data base and thus been recovered, updated handling information with Node.js framework and sqlite <text:s text:c="2"/></text:p>
      <text:p text:style-name="P13">DB. </text:p>
      <text:p text:style-name="P13"/>
      <text:p text:style-name="P13"><text:s text:c="2"/>To reach my goals, first at all I had to practise <text:s/>new technologies like </text:p>
      <text:p text:style-name="P13">&gt; node.js</text:p>
      <text:p text:style-name="P13">&gt; express.js</text:p>
      <text:p text:style-name="P13">&gt; Ubuntu O.S</text:p>
      <text:p text:style-name="P13"/>
      <text:p text:style-name="P13"><text:s text:c="2"/>After a period of training and analysing the project, i organized my time line of <text:s/>development step by step following <text:s/>the MVCR design pattern :</text:p>
      <text:p text:style-name="P13"/>
      <text:list xml:id="list4719441437376902321" text:style-name="L4">
        <text:list-item>
          <text:p text:style-name="P57">creating the Views ( web page )</text:p>
        </text:list-item>
        <text:list-item>
          <text:p text:style-name="P57">creating routes to send and receive data</text:p>
        </text:list-item>
        <text:list-item>
          <text:p text:style-name="P57">implementing controllers to handle data </text:p>
        </text:list-item>
        <text:list-item>
          <text:p text:style-name="P57">making SQL request with the Model to connect Data Base</text:p>
          <text:p text:style-name="P57"/>
        </text:list-item>
      </text:list>
      <text:p text:style-name="P13"><text:s/></text:p>
      <text:p text:style-name="P14"><text:s text:c="2"/><text:span text:style-name="T6"><text:s/>My training curse’s tutor was helpful and patient, teaching <text:s/>and showing me <text:s/>tips, skills through the mecanism and methods of <text:s/>Java Script’s and front end deployment.</text:span></text:p>
      <text:p text:style-name="P15"/>
      <text:p text:style-name="P15">My point of view is that this curse brung me a lot of knowledge about <text:s/>the architecture software used between back end and front end , my challenge was interesting, painstaking <text:s/>but i got throught this intership curse more confidence and understanding in programing which missed me at the beginning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1"/>
      <text:p text:style-name="P11"/>
      <text:p text:style-name="P11"/>
      <text:p text:style-name="P11">4. PRESENTATION DE L’ENTREPRISE :</text:p>
      <text:p text:style-name="P11"/>
      <text:p text:style-name="Standard"><text:span text:style-name="T23"><text:tab/></text:span><text:span text:style-name="T5">Symbio santé </text:span><text:span text:style-name="T8">est spécialisée dans le secteur d'activité de l'edition de logiciels applicatifs. <text:s/>Localisée à MONTPELLIER (34000), elle </text:span><text:span text:style-name="Strong_20_Emphasis"><text:span text:style-name="T9">conçoit et propose des outils informatiques de eSanté à la fois adaptés à la législation, mais aussi optimisés pour le confort des patients et l’efficacité des Professionnels de Santé.</text:span></text:span></text:p>
      <text:p text:style-name="P50"><text:line-break/><text:span text:style-name="T10"><text:line-break/></text:span><text:span text:style-name="T7"> </text:span></text:p>
      <text:p text:style-name="P10"/>
      <text:p text:style-name="P10"/>
      <text:p text:style-name="P44">5. PRESENTATION DU PROJET</text:p>
      <text:p text:style-name="P12"/>
      <text:p text:style-name="P12"/>
      <text:p text:style-name="P12">5.1 <text:s text:c="2"/>Description :</text:p>
      <text:p text:style-name="P12"/>
      <text:p text:style-name="P19">Le projet de web services comptabilite E-santé fut initié au préalable par mon tuteur de stage responsable de l’entreprise SYMBIO SANTE . <text:s/></text:p>
      <text:p text:style-name="P19"/>
      <text:p text:style-name="P19"><text:s text:c="3"/></text:p>
      <text:p text:style-name="P19"/>
      <text:p text:style-name="P19">5.2 <text:s/>Contexte :</text:p>
      <text:p text:style-name="P19"/>
      <text:p text:style-name="P19">A partir d’un schéma fonctionnel <text:s/>initié auparavant, le but de ce stage était de créer de nouveaux composants page web de services comptable destinés aux professionnels santé <text:s/>(docteurs, praticiens, cabinets médicaux etc … ) . A travers ces interfaces webs , l’utililsateur <text:s/>devait pouvoir saisir <text:s/>diverses informations ( écritures, piéces comptable, journaux, comptes . . . ) . </text:p>
      <text:p text:style-name="P44">6. CAHIER DES CHARGES :</text:p>
      <text:p text:style-name="P11"/>
      <text:p text:style-name="P11"><text:tab/></text:p>
      <text:p text:style-name="P44">7. CONCEPTION </text:p>
      <text:p text:style-name="P10"/>
      <text:p text:style-name="P45">CSS : https://www.cssdebutant.com/debuter-en-css-les-balises-div-et-span.html</text:p>
      <text:p text:style-name="P36">méthodes de gestion des projets AGILE </text:p>
      <text:p text:style-name="P36"/>
      <text:p text:style-name="P37">Les méthodes agiles se sont développées séparément, jusqu’en 2001, où leurs créateurs sont</text:p>
      <text:p text:style-name="P41">arrivés à un consensus sous le label «Agile». Les traits essentiels et communs ont alors été</text:p>
      <text:p text:style-name="P41">formalisés en un manifeste nommé «le manifeste agile» (Manifeste Agile, 2001) prônant</text:p>
      <text:p text:style-name="P41">quatre valeurs principales:</text:p>
      <text:p text:style-name="P40"><text:span text:style-name="T25">• </text:span>priorité aux personnes et aux interactions par rapport aux procédures et outils,</text:p>
      <text:p text:style-name="P40"><text:span text:style-name="T25">• </text:span>priorité aux applications fonctionnelles par rapport à la documentation exhaustive,</text:p>
      <text:p text:style-name="P40"><text:span text:style-name="T25">• </text:span>priorité de la collaboration avec le client par rapport à la négociation de contrat,</text:p>
      <text:p text:style-name="P40"><text:span text:style-name="T25">• </text:span>priorité de l’acceptation du changement par rapport à la planification.</text:p>
      <text:p text:style-name="P42">De ces quatre valeurs, découlent douze principes généraux communs</text:p>
      <text:p text:style-name="P43"/>
      <text:p text:style-name="P38">Scrum</text:p>
      <text:p text:style-name="P17">Introduite par Schwaber et Beedle (2002), Scrum est une approche empirique qui applique la</text:p>
      <text:p text:style-name="P17">théorie de la gestion des processus industriels dans des environnements volatils au</text:p>
      <text:p text:style-name="P17">développement des système. L’approche est fondée principalement sur la flexibilité,</text:p>
      <text:p text:style-name="P17">l'adaptabilité et la productivité. L’idée directrice de Scrum est que le développement des</text:p>
      <text:p text:style-name="P17">systèmes implique plusieurs variables techniques et environnementales (spécifications, délais,</text:p>
      <text:p text:style-name="P17">ressources et technologie). Ceci augmente la complexité et l’imprédictibilité, d’où le besoin</text:p>
      <text:p text:style-name="P16"><text:span text:style-name="T21">de flexibilité pour remédier immédiatement à tout changement (Abrahamsson </text:span><text:span text:style-name="T26">et al., </text:span><text:span text:style-name="T21">2002).</text:span></text:p>
      <text:p text:style-name="P17">Les principales caractéristiques de la méthode Scrum sont :</text:p>
      <text:p text:style-name="P16"><text:span text:style-name="T25">• </text:span>production organisée par une série de <text:span text:style-name="T27">sprints </text:span>(itérations) d’une durée de 2 à 4</text:p>
      <text:p text:style-name="P16">semaines,</text:p>
      <text:p text:style-name="P16"><text:span text:style-name="T25">• </text:span>exigences définies comme des éléments d’une liste appelée « <text:span text:style-name="T27">backlog </text:span>du produit »,</text:p>
      <text:p text:style-name="P16"><text:span text:style-name="T25">• </text:span>Produit (partiel) conçu, codé et testé pendant le <text:span text:style-name="T27">sprint,</text:span></text:p>
      <text:p text:style-name="P16"><text:span text:style-name="T25">• </text:span>équipe choisissant, à partir du <text:span text:style-name="T27">backlog </text:span>de produit, les éléments qu'elle s'engage à</text:p>
      <text:p text:style-name="P16">finir,</text:p>
      <text:p text:style-name="P16"><text:span text:style-name="T25">• </text:span><text:span text:style-name="T27">backlog </text:span>de sprint créé collectivement et identifiant les tâches et leur durée estimée</text:p>
      <text:p text:style-name="P16">(une à 16 heures),</text:p>
      <text:p text:style-name="P16"><text:span text:style-name="T25">• </text:span>réunion quotidienne de 15 minutes organisée pour répondre aux questions : Qu'astu</text:p>
      <text:p text:style-name="P16">fait hier ? Que vas-tu faire aujourd'hui ? Et qu’est ce qui ne marche pas ?</text:p>
      <text:p text:style-name="P16"><text:span text:style-name="T25">• </text:span>revue de <text:span text:style-name="T27">sprint </text:span>organisée à la fin de chaque <text:span text:style-name="T27">sprint</text:span>. L'équipe présente les</text:p>
      <text:p text:style-name="P16">réalisations ainsi qu’une démonstration des nouvelles fonctionnalités ou de</text:p>
      <text:p text:style-name="P16">l'architecture,</text:p>
      <text:p text:style-name="P16"><text:span text:style-name="T25">• </text:span>réflexion régulière sur les bonnes réalisations et les défaillances à la fin de chaque</text:p>
      <text:p text:style-name="P16"><text:span text:style-name="T27">sprint </text:span>(réunion de rétrospective).</text:p>
      <text:p text:style-name="P16"/>
      <text:p text:style-name="P39"><draw:frame draw:style-name="fr2" draw:name="gráficos1" text:anchor-type="paragraph" svg:x="0cm" svg:y="0cm" svg:width="11.467cm" svg:height="7.347cm" draw:z-index="61"><draw:image/></draw:frame> </text:p>
      <text:p text:style-name="P45">8. SUIVI DE PROJET ET GESTION DE VERSION</text:p>
      <text:p text:style-name="P10"/>
      <text:p text:style-name="P10"/>
      <text:p text:style-name="P10"><text:tab/></text:p>
      <text:p text:style-name="P10"><draw:frame draw:style-name="fr3" draw:name="Image4" text:anchor-type="paragraph" svg:x="-0.372cm" svg:y="2.157cm" svg:width="6.366cm" svg:height="4.78cm" draw:z-index="3"><draw:image/></draw:frame>J’ai <text:s/>débuté mon apprentissage de versioning avec un terminal tel que bash qui m’a permis d’assimiler et de suivre mieux (grace à <text:s/>l’historique de commandes) tout le processus de création d’un projet depuis son dépôt <text:s/>, son initialisation, son actualisation, <text:s/>la gestion de partage . . .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 text:c="6"/>La configuration de logiciel de versioning a été configurée sur une seule branche MASTER vu que je travaillé seul ( sous la tutelle du responsable ) sur ce projet . <text:s/>L’accés distant ( remote Git hub ) m’a permis entre autre de consulter et travailler sur mon projet depuis chez moi .</text:p>
      <text:p text:style-name="P10"><text:s text:c="5"/>Sur proposition de mon chef de stage nous avons utilisé par la suite une interface graphique open source « GIT KRAKEN » plus versatile et hergonomique .</text:p>
      <text:p text:style-name="P10"/>
      <text:p text:style-name="P10"><draw:frame draw:style-name="fr2" draw:name="Image10" text:anchor-type="paragraph" svg:x="0cm" svg:y="0cm" svg:width="17cm" svg:height="10.624cm" draw:z-index="4"><draw:image/></draw:frame></text:p>
      <text:p text:style-name="P44">9. DEVELOPPEMENT DU PROJET</text:p>
      <text:p text:style-name="P11"/>
      <text:p text:style-name="P11"><text:span text:style-name="T6">9.1 <text:s/>STRUCTURE DESIGNE PATTERN : </text:span>MVCR</text:p>
      <text:p text:style-name="P11"><text:tab/><text:span text:style-name="T21">-M</text:span><text:span text:style-name="T22">odel</text:span></text:p>
      <text:p text:style-name="P18"><text:tab/>-V<text:span text:style-name="T6">iew</text:span></text:p>
      <text:p text:style-name="P18"><text:tab/>-C<text:span text:style-name="T6">ontroller</text:span></text:p>
      <text:p text:style-name="P18"><text:tab/>-R<text:span text:style-name="T6">outes</text:span></text:p>
      <text:p text:style-name="P12"/>
      <text:p text:style-name="P12"/>
      <text:p text:style-name="P12"><draw:frame draw:style-name="fr2" draw:name="Image6" text:anchor-type="paragraph" svg:x="0cm" svg:y="0cm" svg:width="4.75cm" svg:height="13.688cm" draw:z-index="21"><draw:image/></draw:frame> <text:s text:c="2"/>Arborescence <text:s/>des 4 composants <text:s/>(compagnies, ecritures, journaux, pcg ) que j’ai crée en utilisant le design pattern MVCR.</text:p>
      <text:p text:style-name="P12"/>
      <text:p text:style-name="P12"><draw:frame draw:style-name="fr3" draw:name="Image7" text:anchor-type="paragraph" svg:x="13.367cm" svg:y="10.922cm" svg:width="4.359cm" svg:height="6.235cm" draw:z-index="25"><draw:image/></draw:frame><draw:frame text:anchor-type="paragraph" draw:z-index="26" draw:name="Shape19" draw:style-name="gr5" svg:width="8.566cm" svg:height="5.469cm" svg:x="9.597cm" svg:y="3.963cm"><draw:text-box><text:p><text:span text:style-name="T31">Détails d’un composant (écritures) </text:span>. Afin de créer <text:s/>un nouveau composant, j’ai procédé chronologiquement à implémenter mon code dans l’ordre suivant :</text:p><text:p>1) ecritures.html</text:p><text:p>2) ecritures-routes.js</text:p><text:p>3) ecrituresControllers.js</text:p><text:p>4) ecrituresRepository.js</text:p><text:p>5) ecrituresDB.js</text:p></draw:text-box></draw:frame><draw:line text:anchor-type="paragraph" draw:z-index="22" draw:name="Shape16" draw:style-name="gr1" draw:text-style-name="P58" svg:x1="8.616cm" svg:y1="0.025cm" svg:x2="5.129cm" svg:y2="2.337cm"><text:p/></draw:line><draw:line text:anchor-type="paragraph" draw:z-index="23" draw:name="Shape17" draw:style-name="gr1" draw:text-style-name="P58" svg:x1="5.226cm" svg:y1="1.67cm" svg:x2="5.129cm" svg:y2="2.337cm"><text:p/></draw:line><draw:line text:anchor-type="paragraph" draw:z-index="24" draw:name="Shape18" draw:style-name="gr1" draw:text-style-name="P58" svg:x1="5.716cm" svg:y1="2.337cm" svg:x2="5.129cm" svg:y2="2.337cm"><text:p/></draw:line><draw:line text:anchor-type="paragraph" draw:z-index="27" draw:style-name="gr1" draw:text-style-name="P58" svg:x1="6.736cm" svg:y1="13.508cm" svg:x2="6.775cm" svg:y2="13.508cm"><text:p/></draw:line><draw:line text:anchor-type="paragraph" draw:z-index="28" draw:name="Shape20" draw:style-name="gr1" draw:text-style-name="P58" svg:x1="18.999cm" svg:y1="15.173cm" svg:x2="8.659cm" svg:y2="15.154cm"><text:p/></draw:line><draw:frame text:anchor-type="paragraph" draw:z-index="29" draw:name="Shape21" draw:style-name="gr6" svg:width="3.215cm" svg:height="1.627cm" svg:x="9.01cm" svg:y="10.862cm"><draw:text-box><text:p>COTE SERVEUR</text:p><text:p>JavaScript </text:p><text:p>SQLite3</text:p></draw:text-box></draw:frame><draw:frame text:anchor-type="paragraph" draw:z-index="30" draw:name="Shape22" draw:style-name="gr7" svg:width="3.451cm" svg:height="2.437cm" svg:x="8.931cm" svg:y="15.468cm"><draw:text-box><text:p>COTE CLIENT</text:p><text:p>JavaScript</text:p><text:p>Css3</text:p><text:p>HTML5</text:p><text:p>JQUERY</text:p></draw:text-box></draw:frame> <text:s/></text:p>
      <text:p text:style-name="P46"/>
      <text:p text:style-name="P12">. . . .</text:p>
      <text:p text:style-name="P12"/>
      <text:p text:style-name="P12"/>
      <text:p text:style-name="P12"/>
      <text:p text:style-name="P12"/>
      <text:p text:style-name="P12">9.2 ENVIRONNEMENT DE DEVELOPPEMENT</text:p>
      <text:p text:style-name="P12"/>
      <text:p text:style-name="P12"/>
      <text:p text:style-name="P12"><draw:frame draw:style-name="fr3" draw:name="Image3" text:anchor-type="paragraph" svg:x="9.8cm" svg:y="0.213cm" svg:width="2.775cm" svg:height="1.341cm" draw:z-index="1"><draw:image/></draw:frame></text:p>
      <text:p text:style-name="P12"><text:tab/>CÔTE SERVEUR :</text:p>
      <text:p text:style-name="P12"/>
      <text:p text:style-name="P25"><text:s/>Node.js est un environement <text:s/>logiciel libre, assez récent de développement en JavaScript orientées en particulier vers les applications web qui permet une montée en charge importante et une rapidité dans le traitement des données . </text:p>
      <text:p text:style-name="P25"/>
      <text:p text:style-name="P25"><text:tab/>Ce type de technologie serveur choisie par le responsable de ce projet m’a permis d’apprendre le fonctionnement d’un serveur mono-thread avec un temps minime de traitement de chaque requête utilisateur connecté. Etant donné que node.js s’appuit sur le langage javaScript, ce dernier a des propriétés intrinsèque de parallélisme dans la gestion de ses évennements. </text:p>
      <text:p text:style-name="P25"/>
      <text:p text:style-name="P25"/>
      <text:p text:style-name="P25"/>
      <text:p text:style-name="P25"/>
      <text:p text:style-name="P25"><text:s/>Grace à ses nombreux modules natifs et <text:s/>crées par une communauté de développeurs il permet de lancer un serveur web sans nécessité une plateforme externe tel que wamp, apache et permet de mieux contrôler la façon dont le serveur web fonctionne. </text:p>
      <text:p text:style-name="P19"/>
      <text:p text:style-name="P19"><draw:frame text:anchor-type="paragraph" draw:z-index="36" draw:name="Shape26" draw:style-name="gr10" svg:width="5.389cm" svg:height="0.687cm" svg:x="13.4cm" svg:y="0.194cm"><draw:text-box><text:p>Lancement du serveur Node.js</text:p></draw:text-box></draw:frame></text:p>
      <text:p text:style-name="P18"><draw:line text:anchor-type="paragraph" draw:z-index="33" draw:name="Shape23" draw:style-name="gr8" draw:text-style-name="P58" svg:x1="14.595cm" svg:y1="0.392cm" svg:x2="11.381cm" svg:y2="2.216cm"><text:p/></draw:line>Lancement du serveur NODE.JS </text:p>
      <text:p text:style-name="P19"/>
      <text:p text:style-name="P19">console terminal :</text:p>
      <text:p text:style-name="P19"><draw:frame draw:style-name="fr3" draw:name="Image9" text:anchor-type="paragraph" svg:x="1.18cm" svg:y="0.443cm" svg:width="10.751cm" svg:height="7.747cm" draw:z-index="32"><draw:image/></draw:frame><draw:line text:anchor-type="paragraph" draw:z-index="34" draw:name="Shape24" draw:style-name="gr9" draw:text-style-name="P58" svg:x1="11.381cm" svg:y1="0.187cm" svg:x2="11.381cm" svg:y2="0.755cm"><text:p/></draw:line></text:p>
      <text:p text:style-name="P19"><draw:line text:anchor-type="paragraph" draw:z-index="35" draw:name="Shape25" draw:style-name="gr8" draw:text-style-name="P58" svg:x1="12.021cm" svg:y1="0.425cm" svg:x2="11.381cm" svg:y2="0.268cm"><text:p/></draw:line></text:p>
      <text:p text:style-name="P19"><draw:line text:anchor-type="paragraph" draw:z-index="37" draw:name="Shape27" draw:style-name="gr8" draw:text-style-name="P58" svg:x1="12.262cm" svg:y1="3.524cm" svg:x2="12.243cm" svg:y2="5.66cm"><text:p/></draw:line><draw:line text:anchor-type="paragraph" draw:z-index="38" draw:name="Shape28" draw:style-name="gr8" draw:text-style-name="P58" svg:x1="12.263cm" svg:y1="3.524cm" svg:x2="10.146cm" svg:y2="3.505cm"><text:p/></draw:line><draw:line text:anchor-type="paragraph" draw:z-index="39" draw:name="Shape29" draw:style-name="gr8" draw:text-style-name="P58" svg:x1="12.262cm" svg:y1="5.66cm" svg:x2="10.068cm" svg:y2="5.66cm"><text:p/></draw:line><draw:frame text:anchor-type="paragraph" draw:z-index="40" draw:name="Shape30" draw:style-name="gr11" svg:width="5.998cm" svg:height="0.976cm" svg:x="12.518cm" svg:y="3.662cm"><draw:text-box><text:p>Chargement des routes nécessaires au lancement de l’application .</text:p></draw:text-box></draw:frame><draw:line text:anchor-type="paragraph" draw:z-index="41" draw:name="Shape31" draw:style-name="gr8" draw:text-style-name="P58" svg:x1="5.05cm" svg:y1="2.623cm" svg:x2="12.42cm" svg:y2="1.605cm"><text:p/></draw:line><draw:line text:anchor-type="paragraph" draw:z-index="42" draw:name="Shape32" draw:style-name="gr8" draw:text-style-name="P58" svg:x1="5.265cm" svg:y1="2.369cm" svg:x2="5.05cm" svg:y2="2.623cm"><text:p/></draw:line><draw:line text:anchor-type="paragraph" draw:z-index="43" draw:name="Shape33" draw:style-name="gr8" draw:text-style-name="P58" svg:x1="5.403cm" svg:y1="2.722cm" svg:x2="5.05cm" svg:y2="2.623cm"><text:p/></draw:line><draw:frame text:anchor-type="paragraph" draw:z-index="44" draw:name="Shape34" draw:style-name="gr12" svg:width="6.194cm" svg:height="0.646cm" svg:x="12.439cm" svg:y="0.9cm"><draw:text-box><text:p>Connection au serveur SQLITE3 ok</text:p></draw:text-box></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47">9.4 API de JAVA SCRIPT</text:p>
      <text:p text:style-name="P19"/>
      <text:p text:style-name="P19">9.4.1 <text:span text:style-name="T24"><text:s/>JQUERY : </text:span>Cette librairie JavaScript permet de simplifier <text:s/>la manière d’interagir avec les éléments HTML , manipuler l’arbre D.O.M, tout ceci sans nécessité de recharger la page ( asynchrone ).</text:p>
      <text:p text:style-name="P19"/>
      <text:p text:style-name="P19"/>
      <text:p text:style-name="P19"/>
      <text:p text:style-name="P19"><draw:frame draw:style-name="fr3" draw:name="Image5" text:anchor-type="paragraph" svg:x="0.217cm" svg:y="2.822cm" svg:width="17cm" svg:height="3.457cm" draw:z-index="5"><draw:image/></draw:frame></text:p>
      <text:p text:style-name="P19"><draw:frame text:anchor-type="paragraph" draw:z-index="20" draw:name="Shape15" draw:style-name="gr4" svg:width="6.37cm" svg:height="1.95cm" svg:x="11.499cm" svg:y="0.016cm"><draw:text-box><text:p>Si <text:s/>la réponse est concluante , le callBack nous renverra les données requises (donnéesServeurs)</text:p><text:p/></draw:text-box></draw:frame><text:bookmark text:name="sdff"/>Quand le document sera prêt au niveau du DOM,</text:p>
      <text:p text:style-name="P19"><draw:line text:anchor-type="paragraph" draw:z-index="6" draw:name="Shape1" draw:style-name="gr1" draw:text-style-name="P58" svg:x1="0.915cm" svg:y1="0.386cm" svg:x2="1.289cm" svg:y2="1.425cm"><text:p/></draw:line>la méthode .ready lancera la fonction anonyme.</text:p>
      <text:p text:style-name="P19"><draw:line text:anchor-type="paragraph" draw:z-index="9" draw:name="Shape4" draw:style-name="gr1" draw:text-style-name="P58" svg:x1="-0.457cm" svg:y1="6.253cm" svg:x2="1.758cm" svg:y2="3.586cm"><text:p/></draw:line><draw:line text:anchor-type="paragraph" draw:z-index="10" draw:name="Shape5" draw:style-name="gr1" draw:text-style-name="P58" svg:x1="1.326cm" svg:y1="3.586cm" svg:x2="1.758cm" svg:y2="3.586cm"><text:p/></draw:line><draw:line text:anchor-type="paragraph" draw:z-index="11" draw:name="Shape6" draw:style-name="gr1" draw:text-style-name="P58" svg:x1="1.895cm" svg:y1="3.96cm" svg:x2="1.759cm" svg:y2="3.586cm"><text:p/></draw:line><draw:frame text:anchor-type="paragraph" draw:z-index="12" draw:name="Shape7" draw:style-name="gr2" svg:width="5cm" svg:height="2.449cm" svg:x="-1.124cm" svg:y="6.429cm"><draw:text-box><text:p>Par la méthode post, nous invoquons la route ‘sigleEdit’ côté serveur </text:p></draw:text-box></draw:frame><draw:line text:anchor-type="paragraph" draw:z-index="13" draw:name="Shape8" draw:style-name="gr1" draw:text-style-name="P58" svg:x1="10.009cm" svg:y1="6.232cm" svg:x2="9.52cm" svg:y2="3.547cm"><text:p/></draw:line><draw:line text:anchor-type="paragraph" draw:z-index="14" draw:name="Shape9" draw:style-name="gr1" draw:text-style-name="P58" svg:x1="9.322cm" svg:y1="3.861cm" svg:x2="9.52cm" svg:y2="3.547cm"><text:p/></draw:line><draw:line text:anchor-type="paragraph" draw:z-index="15" draw:name="Shape10" draw:style-name="gr1" draw:text-style-name="P58" svg:x1="9.832cm" svg:y1="3.685cm" svg:x2="9.52cm" svg:y2="3.547cm"><text:p/></draw:line><draw:frame text:anchor-type="paragraph" draw:z-index="16" draw:name="Shape11" draw:style-name="gr3" svg:width="5.684cm" svg:height="1.745cm" svg:x="8.029cm" svg:y="6.311cm"><draw:text-box><text:p>On rattache un callBack à la méthode .done (promesse). </text:p></draw:text-box></draw:frame></text:p>
      <text:p text:style-name="P19"><draw:line text:anchor-type="paragraph" draw:z-index="8" draw:name="Shape3" draw:style-name="gr1" draw:text-style-name="P58" svg:x1="1.522cm" svg:y1="0.08cm" svg:x2="1.307cm" svg:y2="0.452cm"><text:p/></draw:line><draw:line text:anchor-type="paragraph" draw:z-index="7" draw:name="Shape2" draw:style-name="gr1" draw:text-style-name="P58" svg:x1="0.916cm" svg:y1="0.223cm" svg:x2="1.308cm" svg:y2="0.452cm"><text:p/></draw:line><draw:line text:anchor-type="paragraph" draw:z-index="17" draw:name="Shape12" draw:style-name="gr1" draw:text-style-name="P58" svg:x1="13.517cm" svg:y1="0.058cm" svg:x2="13.517cm" svg:y2="1.55cm"><text:p/></draw:line></text:p>
      <text:p text:style-name="P19"/>
      <text:p text:style-name="P19"><draw:line text:anchor-type="paragraph" draw:z-index="18" draw:name="Shape13" draw:style-name="gr1" draw:text-style-name="P58" svg:x1="13.125cm" svg:y1="0.383cm" svg:x2="13.517cm" svg:y2="0.695cm"><text:p/></draw:line><draw:line text:anchor-type="paragraph" draw:z-index="19" draw:name="Shape14" draw:style-name="gr1" draw:text-style-name="P58" svg:x1="13.909cm" svg:y1="0.383cm" svg:x2="13.516cm" svg:y2="0.695cm"><text:p/></draw:lin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Autre exemple d’implémentation <text:s/>qu’il m’a fallu <text:s/>développer pour appliquer <text:s/>une des règles métier fondamentale de la comptabilité : la comptabilisation en partie double.</text:p>
      <text:p text:style-name="P19"/>
      <text:p text:style-name="P19"/>
      <text:p text:style-name="P19"><draw:frame draw:style-name="fr2" draw:name="Image8" text:anchor-type="paragraph" svg:x="0cm" svg:y="0cm" svg:width="17cm" svg:height="2.475cm" draw:z-index="31"><draw:image/></draw:frame></text:p>
      <text:p text:style-name="P19"/>
      <text:p text:style-name="P19"/>
      <text:p text:style-name="Standard">Partie on copydata de html </text:p>
      <text:p text:style-name="P48">UTILISATION FORMAT DE DONNEES JSON</text:p>
      <text:p text:style-name="P24"/>
      <text:p text:style-name="P29"><text:span text:style-name="T28">(JavaScript Object Notation – Notation Objet issue de JavaScript) est un format léger d'échange de données. </text:span><text:span text:style-name="T29">Il est facile à lire ou à écrire pour des humains. Il est aisément analysable ou générable par des machines. </text:span></text:p>
      <text:p text:style-name="P21"/>
      <text:p text:style-name="P24"/>
      <text:p text:style-name="P24"><draw:frame draw:style-name="fr3" draw:name="Image13" text:anchor-type="paragraph" svg:x="0cm" svg:y="0.319cm" svg:width="18.419cm" svg:height="4.359cm" draw:z-index="62"><draw:image/></draw:frame><draw:line text:anchor-type="paragraph" draw:z-index="63" draw:name="Shape49" draw:style-name="gr1" draw:text-style-name="P58" svg:x1="0.993cm" svg:y1="5.81cm" svg:x2="2.836cm" svg:y2="2.379cm"><text:p/></draw:line><draw:line text:anchor-type="paragraph" draw:z-index="64" draw:name="Shape50" draw:style-name="gr1" draw:text-style-name="P58" svg:x1="2.307cm" svg:y1="2.476cm" svg:x2="2.836cm" svg:y2="2.379cm"><text:p/></draw:line><draw:line text:anchor-type="paragraph" draw:z-index="65" draw:name="Shape51" draw:style-name="gr1" draw:text-style-name="P58" svg:x1="2.836cm" svg:y1="2.829cm" svg:x2="2.836cm" svg:y2="2.379cm"><text:p/></draw:line><draw:custom-shape text:anchor-type="paragraph" draw:z-index="66" draw:name="Shape52" draw:style-name="gr18" svg:width="12.367cm" svg:height="0.489cm" svg:x="2.641cm" svg:y="1.85cm"><text:p/><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2000" draw:enhanced-path="M ?f0 ?f2 L ?f1 ?f2 ?f1 ?f3 ?f0 ?f3 Z M ?f4 ?f6 L ?f5 ?f6 ?f5 ?f7 ?f4 ?f7 Z N"><draw:equation draw:name="f0" draw:formula="left"/><draw:equation draw:name="f1" draw:formula="right"/><draw:equation draw:name="f2" draw:formula="top"/><draw:equation draw:name="f3" draw:formula="bottom"/><draw:equation draw:name="f4" draw:formula="left+$0"/><draw:equation draw:name="f5" draw:formula="right-$0"/><draw:equation draw:name="f6" draw:formula="top+$0"/><draw:equation draw:name="f7" draw:formula="bottom-$0"/><draw:handle draw:handle-position="left $0" draw:handle-switched="true" draw:handle-range-y-minimum="0" draw:handle-range-y-maximum="10800"/></draw:enhanced-geometry></draw:custom-shape></text:p>
      <text:p text:style-name="P21"><text:s text:c="12"/></text:p>
      <text:p text:style-name="P21"><text:s text:c="2"/></text:p>
      <text:p text:style-name="P20">Création d’une structure de donnée JSON de type objet {clé : valeur }  qui ensuite par une requête ajax $.post transmettra au serveur nos données <text:s/>‘data’. </text:p>
      <text:p text:style-name="P48">REQUÊTES CLIENT UTILISEES : </text:p>
      <text:p text:style-name="P24"/>
      <text:p text:style-name="P20">GET et POST :</text:p>
      <text:p text:style-name="P20"/>
      <text:p text:style-name="P20"><text:span text:style-name="Strong_20_Emphasis"><text:span text:style-name="T19">GET</text:span></text:span><text:line-break/><text:span text:style-name="T19">C'est la méthode la plus courante pour demander une ressource. Une requête </text:span><text:span text:style-name="Strong_20_Emphasis"><text:span text:style-name="T19">GET</text:span></text:span><text:span text:style-name="T20"> </text:span><text:span text:style-name="T19">est sans effet sur la ressource, il doit être possible de répéter la requête sans effet.</text:span></text:p>
      <text:p text:style-name="P20"><text:span text:style-name="Strong_20_Emphasis"><text:span text:style-name="T19">POST</text:span></text:span><text:span text:style-name="T19"><text:line-break/>Cette méthode doit être utilisée lorsqu'une requête modifie la ressource.</text:span></text:p>
      <text:p text:style-name="P47"/>
      <text:p text:style-name="P19">FRONT END et RESPONSIVE </text:p>
      <text:p text:style-name="P19"/>
      <text:p text:style-name="P19">Utilisation de BOOT STRAP </text:p>
      <text:p text:style-name="P19"/>
      <text:p text:style-name="P47"><text:span text:style-name="T30">FEUILLES DE STYLE CSS </text:span>: Pour plus de clarté dans le codage et par convention j’ai séparé la partie CSS du HTML . Tout ceci en créant un fichier style.css en regroupant les propriétés css des pages web créees </text:p>
      <text:p text:style-name="P19"/>
      <text:p text:style-name="P27"/>
      <text:p text:style-name="P27"/>
      <text:p text:style-name="P27">exemple : dans fichier ecritures.html </text:p>
      <text:p text:style-name="P35"/>
      <text:p text:style-name="P35"><draw:frame draw:style-name="fr2" draw:name="Image16" text:anchor-type="paragraph" svg:x="0cm" svg:y="0cm" svg:width="8.701cm" svg:height="0.587cm" draw:z-index="69"><draw:image/></draw:frame></text:p>
      <text:p text:style-name="P35"/>
      <text:p text:style-name="P35"/>
      <text:p text:style-name="P19">(fichier style.css) </text:p>
      <text:p text:style-name="P19"/>
      <text:p text:style-name="P19"><text:span text:style-name="Emphasis"><text:span text:style-name="T14">Grace à la propriété <text:s/>‘background</text:span></text:span><text:span text:style-name="T14">-</text:span><text:span text:style-name="Emphasis"><text:span text:style-name="T14">color’ <text:s/>j’ai pu définir </text:span></text:span><text:span text:style-name="T14">la couleur utilisée pour l'arrière-plan d'un élément </text:span><text:span text:style-name="T15">. </text:span><text:span text:style-name="Emphasis"><text:span text:style-name="T14">Cela m’a permi de réutiliser mon css dans plusieurs pages webs de l’application </text:span></text:span></text:p>
      <text:p text:style-name="P19"><draw:frame draw:style-name="fr3" draw:name="Image14" text:anchor-type="paragraph" svg:x="-0.037cm" svg:y="0.478cm" svg:width="8.38cm" svg:height="4.687cm" draw:z-index="67"><draw:image/></draw:frame></text:p>
      <text:p text:style-name="P19"/>
      <text:p text:style-name="P19"><draw:line text:anchor-type="paragraph" draw:z-index="70" draw:name="Shape53" draw:style-name="gr1" draw:text-style-name="P58" svg:x1="7.971cm" svg:y1="0.293cm" svg:x2="14.085cm" svg:y2="7.054cm"><text:p/></draw:line></text:p>
      <text:p text:style-name="P19"/>
      <text:p text:style-name="P19"/>
      <text:p text:style-name="P19"><draw:line text:anchor-type="paragraph" draw:z-index="71" draw:name="Shape54" draw:style-name="gr1" draw:text-style-name="P58" svg:x1="7.756cm" svg:y1="0.323cm" svg:x2="13.027cm" svg:y2="6.163cm"><text:p/></draw:line></text:p>
      <text:p text:style-name="P19"/>
      <text:p text:style-name="P19"/>
      <text:p text:style-name="P19"/>
      <text:p text:style-name="P19"><draw:line text:anchor-type="paragraph" draw:z-index="72" draw:name="Shape55" draw:style-name="gr1" draw:text-style-name="P58" svg:x1="7.756cm" svg:y1="0.217cm" svg:x2="11.949cm" svg:y2="4.861cm"><text:p/></draw:line></text:p>
      <text:p text:style-name="P19"/>
      <text:p text:style-name="P19"><draw:frame text:anchor-type="paragraph" draw:z-index="73" draw:name="Shape56" draw:style-name="gr19" svg:width="4.647cm" svg:height="0.608cm" svg:x="12.458cm" svg:y="0.028cm"><draw:text-box><text:p>Dégradé de couleur </text:p></draw:text-box></draw:frame></text:p>
      <text:p text:style-name="P19"><draw:frame draw:style-name="fr3" draw:name="Image15" text:anchor-type="paragraph" svg:x="-0.138cm" svg:y="1.737cm" svg:width="14.656cm" svg:height="1.974cm" draw:z-index="68"><draw:image/></draw:frame></text:p>
      <text:p text:style-name="P47"><text:span text:style-name="T24">BASE DE DONNEES </text:span>: exploitation des données </text:p>
      <text:p text:style-name="P19"/>
      <text:p text:style-name="P19">exemples de requêtes d’essais que j’ai réalisé avec le gestionnaire de base de données SQLite 3 studio :</text:p>
      <text:p text:style-name="P19"/>
      <text:p text:style-name="P19"><text:tab/>En fonction des fonctionnalités <text:s/>établies <text:s/>par le cahier des charges, j’ai réalisé tout d’abord des tests en la langage sql pour m’assurer avant d’implémenter le code que le résultat de la requête correspondait bien au besoin demandé.</text:p>
      <text:p text:style-name="P19"/>
      <text:p text:style-name="P19"/>
      <text:p text:style-name="P23">TEST :</text:p>
      <text:p text:style-name="P19"><draw:frame draw:style-name="fr3" draw:name="Image11" text:anchor-type="paragraph" svg:x="0cm" svg:y="0.314cm" svg:width="9.525cm" svg:height="3.268cm" draw:z-index="60"><draw:image/></draw:frame></text:p>
      <text:p text:style-name="P19"/>
      <text:p text:style-name="P19"/>
      <text:p text:style-name="P19"/>
      <text:p text:style-name="P19"/>
      <text:p text:style-name="P19"/>
      <text:p text:style-name="P19"><draw:frame text:anchor-type="paragraph" draw:z-index="50" draw:name="Shape39" draw:style-name="gr15" svg:width="5.135cm" svg:height="0.902cm" svg:x="9.716cm" svg:y="0.381cm"><draw:text-box><text:p>WHERE <text:span text:style-name="T32">pieceid</text:span>=34 </text:p></draw:text-box></draw:frame><draw:line text:anchor-type="paragraph" draw:z-index="51" draw:name="Shape40" draw:style-name="gr1" draw:text-style-name="P58" svg:x1="9.656cm" svg:y1="0.105cm" svg:x2="13.263cm" svg:y2="0.086cm"><text:p/></draw:line><draw:line text:anchor-type="paragraph" draw:z-index="52" draw:name="Shape41" draw:style-name="gr1" draw:text-style-name="P58" svg:x1="13.243cm" svg:y1="1.066cm" svg:x2="13.262cm" svg:y2="0.106cm"><text:p/></draw:line><draw:line text:anchor-type="paragraph" draw:z-index="53" draw:name="Shape42" draw:style-name="gr1" draw:text-style-name="P58" svg:x1="9.656cm" svg:y1="0.106cm" svg:x2="9.617cm" svg:y2="1.106cm"><text:p/></draw:line></text:p>
      <text:p text:style-name="P19"><draw:line text:anchor-type="paragraph" draw:z-index="47" draw:name="Shape36" draw:style-name="gr14" draw:text-style-name="P58" svg:x1="9.617cm" svg:y1="0.402cm" svg:x2="7.089cm" svg:y2="3.637cm"><text:p/></draw:line></text:p>
      <text:p text:style-name="P23"><draw:line text:anchor-type="paragraph" draw:z-index="54" draw:name="Shape43" draw:style-name="gr1" draw:text-style-name="P58" svg:x1="9.617cm" svg:y1="0.133cm" svg:x2="13.244cm" svg:y2="0.092cm"><text:p/></draw:line>RESLUTAT : </text:p>
      <text:p text:style-name="P19"/>
      <text:p text:style-name="P19"><draw:frame draw:style-name="fr2" draw:name="Image12" text:anchor-type="paragraph" svg:x="0cm" svg:y="0cm" svg:width="15.288cm" svg:height="5.95cm" draw:z-index="45"><draw:image/></draw:frame><draw:custom-shape text:anchor-type="paragraph" draw:z-index="46" draw:name="Shape35" draw:style-name="gr13" svg:width="0.373cm" svg:height="2.724cm" svg:x="6.403cm" svg:y="2.863cm"><text:p/><draw:enhanced-geometry svg:viewBox="0 0 21600 21600" draw:type="rectangle" draw:enhanced-path="M 0 0 L 21600 0 21600 21600 0 21600 0 0 Z N"/></draw:custom-shape><draw:line text:anchor-type="paragraph" draw:z-index="48" draw:name="Shape37" draw:style-name="gr1" draw:text-style-name="P58" svg:x1="7.089cm" svg:y1="1.804cm" svg:x2="7.089cm" svg:y2="2.176cm"><text:p/></draw:line><draw:line text:anchor-type="paragraph" draw:z-index="49" draw:name="Shape38" draw:style-name="gr1" draw:text-style-name="P58" svg:x1="7.422cm" svg:y1="2.177cm" svg:x2="7.089cm" svg:y2="2.177cm"><text:p/></draw:line><draw:custom-shape text:anchor-type="paragraph" draw:z-index="55" draw:name="Shape44" draw:style-name="gr16" svg:width="0.334cm" svg:height="2.745cm" svg:x="-0.594cm" svg:y="2.8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56" draw:name="Shape45" draw:style-name="gr14" draw:text-style-name="P58" svg:x1="-0.319cm" svg:y1="5.816cm" svg:x2="2.189cm" svg:y2="6.679cm"><text:p/></draw:line><draw:line text:anchor-type="paragraph" draw:z-index="57" draw:name="Shape46" draw:style-name="gr14" draw:text-style-name="P58" svg:x1="-0.203cm" svg:y1="6.208cm" svg:x2="-0.319cm" svg:y2="5.816cm"><text:p/></draw:line><draw:line text:anchor-type="paragraph" draw:z-index="58" draw:name="Shape47" draw:style-name="gr14" draw:text-style-name="P58" svg:x1="0.111cm" svg:y1="5.719cm" svg:x2="-0.319cm" svg:y2="5.816cm"><text:p/></draw:line><draw:frame text:anchor-type="paragraph" draw:z-index="59" draw:name="Shape48" draw:style-name="gr17" svg:width="7.056cm" svg:height="1.059cm" svg:x="2.443cm" svg:y="6.149cm"><draw:text-box><text:p>Nombre de lignes de la table écritures ayant la même <text:span text:style-name="T32">pieceid </text:span></text:p></draw:text-box></draw:frame></text:p>
      <text:p text:style-name="P47">TEST UNITAIRE : module MOCHA.js et CHAI.js</text:p>
      <text:p text:style-name="P19"/>
      <text:p text:style-name="Standard"><text:span text:style-name="T4"><text:s/></text:span><text:span text:style-name="Emphasis"><text:span text:style-name="T12">Mocha</text:span></text:span><text:span text:style-name="T17">  </text:span><text:span text:style-name="T11">est un “test-runner” </text:span><text:span text:style-name="Emphasis"><text:span text:style-name="T12">javascript</text:span></text:span><text:span text:style-name="T17"> </text:span><text:span text:style-name="T11">qui fonctionne aussi bien sur</text:span><text:span text:style-name="Emphasis"><text:span text:style-name="T12">Node.js </text:span></text:span><text:span text:style-name="T17"> </text:span><text:span text:style-name="T11">que dans un navigateur web.</text:span><text:span text:style-name="T16">  </text:span><text:span text:style-name="T17">Il permet de faire des tests asynchrones et synchrones. </text:span></text:p>
      <text:p text:style-name="P28"/>
      <text:p text:style-name="Standard"><text:span text:style-name="T11"><text:s/></text:span><text:a xlink:type="simple" xlink:href="http://chaijs.com/" text:style-name="Internet_20_link" text:visited-style-name="Visited_20_Internet_20_Link"><text:span text:style-name="T18">Chai</text:span></text:a><text:span text:style-name="T13"> </text:span><text:span text:style-name="T11">est une librairie d’assertion assez complète, permettant plusieurs syntaxes :</text:span></text:p>
      <text:p text:style-name="P27"/>
      <text:p text:style-name="P28">Installation : </text:p>
      <text:p text:style-name="P19"/>
      <text:p text:style-name="P30">$ npm install -g mocha</text:p>
      <text:p text:style-name="P26">vérification installation </text:p>
      <text:p text:style-name="P30">$ mocha version</text:p>
      <text:p text:style-name="P30">3.2.0</text:p>
      <text:p text:style-name="P30"/>
      <text:p text:style-name="P30"/>
      <text:p text:style-name="P49"/>
      <text:p text:style-name="P33">English user's guide   </text:p>
      <text:p text:style-name="P33"/>
      <text:p text:style-name="P33">Mcompta software :</text:p>
      <text:p text:style-name="P33"/>
      <text:p text:style-name="P33">Contents</text:p>
      <text:p text:style-name="P33"/>
      <text:p text:style-name="P33"/>
      <text:list xml:id="list1361754245180379830" text:style-name="L1">
        <text:list-item>
          <text:p text:style-name="P52">Introduction :</text:p>
        </text:list-item>
      </text:list>
      <text:p text:style-name="P33"><text:s/></text:p>
      <text:p text:style-name="P34"/>
      <text:p text:style-name="P34">'Mcompta' is SaaS ( Software As A Service ) web application created to facilitate and to improve accounting managment company for health's professional. <text:s/></text:p>
      <text:p text:style-name="P34"/>
      <text:list xml:id="list43297139" text:continue-numbering="true" text:style-name="L1">
        <text:list-item>
          <text:p text:style-name="P52">Getting start :</text:p>
        </text:list-item>
      </text:list>
      <text:p text:style-name="P33"/>
      <text:p text:style-name="P34"><draw:frame draw:style-name="fr3" draw:name="Image18" text:anchor-type="paragraph" svg:x="12.642cm" svg:y="0.326cm" svg:width="2.29cm" svg:height="1.374cm" draw:z-index="75"><draw:image/></draw:frame><text:tab/></text:p>
      <text:p text:style-name="P34"><draw:frame draw:style-name="fr3" draw:name="Image17" text:anchor-type="paragraph" svg:x="11.113cm" svg:y="0.236cm" svg:width="1.042cm" svg:height="0.732cm" draw:z-index="74"><draw:image/></draw:frame></text:p>
      <text:p text:style-name="P34">- CHECK OUT your internet connection is available. <text:s text:c="6"/></text:p>
      <text:p text:style-name="P33"/>
      <text:p text:style-name="P34"><draw:frame draw:style-name="fr3" draw:name="Image20" text:anchor-type="paragraph" svg:x="12.093cm" svg:y="0.275cm" svg:width="3.23cm" svg:height="1.81cm" draw:z-index="85"><draw:image/></draw:frame></text:p>
      <text:p text:style-name="P34"/>
      <text:p text:style-name="P34">- NEXT From any web browser, connect to this web site direction :</text:p>
      <text:p text:style-name="P34">www:// </text:p>
      <text:p text:style-name="P33"/>
      <text:p text:style-name="P33"/>
      <text:list xml:id="list43302088" text:continue-numbering="true" text:style-name="L1">
        <text:list-item>
          <text:p text:style-name="P52">Setting up a new user's access company :</text:p>
        </text:list-item>
      </text:list>
      <text:p text:style-name="P33"/>
      <text:p text:style-name="P34">Starting the software for first time, you will have to manage user accounts. A prompt window appears and guide you to set up preferences user.</text:p>
      <text:p text:style-name="P33"/>
      <text:p text:style-name="P33"/>
      <text:list xml:id="list43325769" text:continue-numbering="true" text:style-name="L1">
        <text:list-item>
          <text:p text:style-name="P52">How to Process your data :</text:p>
        </text:list-item>
      </text:list>
      <text:p text:style-name="P33"/>
      <text:p text:style-name="P33"/>
      <text:p text:style-name="P33"><draw:frame text:anchor-type="paragraph" draw:z-index="80" draw:name="Shape60" draw:style-name="gr21" draw:text-style-name="P59" svg:width="4.41cm" svg:height="1.463cm" svg:x="5.618cm" svg:y="0.034cm"><draw:text-box><text:p><text:span text:style-name="T33">2) click add button to validate</text:span></text:p></draw:text-box></draw:frame><draw:frame text:anchor-type="paragraph" draw:z-index="79" draw:name="Shape59" draw:style-name="gr20" draw:text-style-name="P59" svg:width="4.802cm" svg:height="0.844cm" svg:x="13.968cm" svg:y="0.316cm"><draw:text-box><text:p><text:span text:style-name="T33">1) Imput name company</text:span></text:p></draw:text-box></draw:frame></text:p>
      <text:list xml:id="list43324404" text:continue-numbering="true" text:style-name="L1">
        <text:list-header>
          <text:p text:style-name="P54"><text:s/>- new company :</text:p>
        </text:list-header>
      </text:list>
      <text:p text:style-name="P34"><draw:frame draw:style-name="fr4" draw:name="Image19" text:anchor-type="paragraph" svg:x="2.489cm" svg:y="0.12cm" svg:width="15.949cm" svg:height="1.776cm" draw:z-index="76"><draw:image/></draw:frame><draw:line text:anchor-type="paragraph" draw:z-index="77" draw:name="Shape57" draw:style-name="gr1" draw:text-style-name="P58" svg:x1="13.968cm" svg:y1="0.235cm" svg:x2="13.224cm" svg:y2="1.258cm"><text:p/></draw:line><draw:line text:anchor-type="paragraph" draw:z-index="78" draw:name="Shape58" draw:style-name="gr1" draw:text-style-name="P58" svg:x1="5.618cm" svg:y1="0.12cm" svg:x2="3.385cm" svg:y2="1.297cm"><text:p/></draw:line></text:p>
      <text:p text:style-name="P34"/>
      <text:p text:style-name="P34"><draw:line text:anchor-type="paragraph" draw:z-index="81" draw:name="Shape61" draw:style-name="gr1" draw:text-style-name="P58" svg:x1="3.385cm" svg:y1="0.475cm" svg:x2="3.561cm" svg:y2="0.161cm"><text:p/></draw:line><draw:line text:anchor-type="paragraph" draw:z-index="82" draw:name="Shape62" draw:style-name="gr1" draw:text-style-name="P58" svg:x1="3.678cm" svg:y1="0.67cm" svg:x2="3.385cm" svg:y2="0.474cm"><text:p/></draw:line><draw:line text:anchor-type="paragraph" draw:z-index="83" draw:name="Shape63" draw:style-name="gr1" draw:text-style-name="P58" svg:x1="13.224cm" svg:y1="0.102cm" svg:x2="13.224cm" svg:y2="0.435cm"><text:p/></draw:line><draw:line text:anchor-type="paragraph" draw:z-index="84" draw:name="Shape64" draw:style-name="gr1" draw:text-style-name="P58" svg:x1="13.556cm" svg:y1="0.436cm" svg:x2="13.224cm" svg:y2="0.436cm"><text:p/></draw:line></text:p>
      <text:p text:style-name="P34"/>
      <text:list xml:id="list43300962" text:continue-numbering="true" text:style-name="L1">
        <text:list-header>
          <text:p text:style-name="P54"><text:s text:c="12"/>- accounting new paper :</text:p>
        </text:list-header>
      </text:list>
      <text:p text:style-name="P34"/>
      <text:p text:style-name="P34"/>
      <text:p text:style-name="P34"/>
      <text:list xml:id="list43319053" text:continue-numbering="true" text:style-name="L1">
        <text:list-header>
          <text:p text:style-name="P54"><text:s text:c="2"/></text:p>
          <text:p text:style-name="P54"><text:s text:c="2"/>- counts :</text:p>
        </text:list-header>
      </text:list>
      <text:p text:style-name="P34"/>
      <text:p text:style-name="P34"/>
      <text:p text:style-name="P34"/>
      <text:p text:style-name="P34"/>
      <text:p text:style-name="P34"><text:tab/> <text:s/>- writing accountant :</text:p>
      <text:p text:style-name="P33"/>
      <text:p text:style-name="P32"><text:tab/> <text:s/></text:p>
      <text:p text:style-name="P32"/>
      <text:p text:style-name="P32"><text:s/><text:span text:style-name="T6"><text:s/></text:span></text:p>
      <text:p text:style-name="P32"/>
      <text:p text:style-name="P32"/>
      <text:p text:style-name="P32"/>
      <text:p text:style-name="P32"/>
      <text:p text:style-name="P32"/>
      <text:list xml:id="list43318185" text:continue-numbering="true" text:style-name="L1">
        <text:list-header>
          <text:p text:style-name="P55"/>
        </text:list-header>
      </text:list>
      <text:p text:style-name="P31"/>
      <text:p text:style-name="P47">10. BILAN</text:p>
      <text:p text:style-name="P19"/>
      <text:p text:style-name="P19">10.1. RETOUR SUR EXPERIENCE</text:p>
      <text:p text:style-name="P19"/>
      <text:p text:style-name="P19"><text:tab/>Le fait de poursuivre un projet démarré récemment n’a pas été chose aisé mais fait tout à fait partie d’une situation professionnelle réelle, m’obligeant à m’adapter <text:s/>et m’investir dans l’apprentissage de nouvelles technologies de développement telles que Node.js côté serveur . La période d’analyse de l’architecture du projet m’a demandé beaucoup d’efforts dans son cheminenment et ses mécanismes événementiels typique à javaScript en l’occurence . L’intervention <text:s/>et l’appui de mon maître de stage <text:s/>a été d’un grande utilité dans ses explications et démonstrations nécéssaires à mon apprentiss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Helvetica" svg:font-family="Helvetica, Arial, sans-serif"/>
    <style:font-face style:name="Monaco" svg:font-family="Monaco, 'Lucida Console', monospace"/>
    <style:font-face style:name="OpenSymbol" svg:font-family="OpenSymbol"/>
    <style:font-face style:name="Roboto-Regular-webfont" svg:font-family="Roboto-Regular-webfont"/>
    <style:font-face style:name="Source Sans Pro" svg:font-family="'Source Sans Pro', sans-serif"/>
    <style:font-face style:name="Times New Roman" svg:font-family="'Times New Roman'"/>
    <style:font-face style:name="arial" svg:font-family="arial, sans-serif"/>
    <style:font-face style:name="sans-serif" svg:font-family="sans-serif"/>
    <style:font-face style:name="FreeSans" svg:font-family="FreeSans" style:font-family-generic="swiss"/>
    <style:font-face style:name="Symbol" svg:font-family="Symbol" style:font-family-generic="swiss"/>
    <style:font-face style:name="TimesNewRomanPS-ItalicMT" svg:font-family="TimesNewRomanPS-ItalicMT" style:font-family-generic="swiss"/>
    <style:font-face style:name="TimesNewRomanPSMT" svg:font-family="TimesNewRomanPSMT" style:font-family-generic="swiss"/>
    <style:font-face style:name="TrebuchetMS" svg:font-family="Trebuchet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loext:contextual-spacing="false"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loext:contextual-spacing="false" fo:margin-top="0cm" fo:margin-bottom="0.247cm" fo:line-height="120%"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Légende" style:family="paragraph" style:parent-style-name="Standard">
      <style:paragraph-properties loext:contextual-spacing="false"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ied_20_de_20_page" style:display-name="Pied de pag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olice_20_par_20_défaut" style:display-name="Police par défau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Pied_20_de_20_page">
      <style:text-properties fo:language="fr" fo:country="F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
        <text:p text:style-name="MP1">Thierry ALBAREDA <text:s/>stage développeur logiciels session 2016 2017 AFPA Saint-Jean-De-Védas</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creation-date>2017-01-05T10:59:00Z</meta:creation-date>
    <dc:date>2017-01-20T23:12:59.46</dc:date>
    <meta:editing-cycles>79</meta:editing-cycles>
    <meta:editing-duration>PT23H42M</meta:editing-duration>
    <meta:document-statistic meta:table-count="0" meta:image-count="21" meta:object-count="0" meta:page-count="20" meta:paragraph-count="159" meta:word-count="2045" meta:character-count="13145"/>
    <meta:template xlink:type="simple" xlink:actuate="onRequest" xlink:title="" xlink:href="../../../../C:/Users/titi/Documents/persoNotes/RAPPORT%20DE%20STAGE%20Thierry%20ALBAREDA%20Dev%20log%202016%202017.odt/Normal"/>
  </office:meta>
</office:document-meta>
</file>